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52in"/>
    </style:style>
    <style:style style:name="co4" style:family="table-column">
      <style:table-column-properties fo:break-before="auto" style:column-width="1.0638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PageStyle_5f_pop_5f_swiss_5f_2010_5f_201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op_swiss_2010_201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Wohnbevölkerung bei Kanton (-) / Bezirk (&gt;&gt;) / Gemeinde (......):,</text:p>
          </table:table-cell>
          <table:table-cell table:number-columns-repeated="6"/>
        </table:table-row>
        <table:table-row table:style-name="ro1">
          <table:table-cell office:value-type="string">
            <text:p>Bevölkerungstyp, Geschlecht und Jahr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Ständige Wohnbevölkeru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tal</text:p>
          </table:table-cell>
          <table:table-cell/>
          <table:table-cell office:value-type="string">
            <text:p>Mann</text:p>
          </table:table-cell>
          <table:table-cell/>
          <table:table-cell office:value-type="string">
            <text:p>Frau</text:p>
          </table:table-cell>
          <table:table-cell/>
        </table:table-row>
        <table:table-row table:style-name="ro1">
          <table:table-cell/>
          <table:table-cell office:value-type="string">
            <text:p>2010</text:p>
          </table:table-cell>
          <table:table-cell office:value-type="string">
            <text:p>2011</text:p>
          </table:table-cell>
          <table:table-cell office:value-type="string">
            <text:p>2010</text:p>
          </table:table-cell>
          <table:table-cell office:value-type="string">
            <text:p>2011</text:p>
          </table:table-cell>
          <table:table-cell office:value-type="string">
            <text:p>2010</text:p>
          </table:table-cell>
          <table:table-cell office:value-type="string">
            <text:p>2011</text:p>
          </table:table-cell>
        </table:table-row>
        <table:table-row table:style-name="ro1">
          <table:table-cell table:style-name="ce1" office:value-type="string">
            <text:p>Zürich</text:p>
          </table:table-cell>
          <table:table-cell office:value-type="float" office:value="1373068">
            <text:p>1373068</text:p>
          </table:table-cell>
          <table:table-cell office:value-type="float" office:value="1392396">
            <text:p>1392396</text:p>
          </table:table-cell>
          <table:table-cell office:value-type="float" office:value="678784">
            <text:p>678784</text:p>
          </table:table-cell>
          <table:table-cell office:value-type="float" office:value="689044">
            <text:p>689044</text:p>
          </table:table-cell>
          <table:table-cell office:value-type="float" office:value="694284">
            <text:p>694284</text:p>
          </table:table-cell>
          <table:table-cell office:value-type="float" office:value="703352">
            <text:p>703352</text:p>
          </table:table-cell>
        </table:table-row>
        <table:table-row table:style-name="ro2">
          <table:table-cell table:style-name="ce1" office:value-type="string">
            <text:p>Bern / Berne</text:p>
          </table:table-cell>
          <table:table-cell office:value-type="float" office:value="979802">
            <text:p>979802</text:p>
          </table:table-cell>
          <table:table-cell office:value-type="float" office:value="985046">
            <text:p>985046</text:p>
          </table:table-cell>
          <table:table-cell office:value-type="float" office:value="477906">
            <text:p>477906</text:p>
          </table:table-cell>
          <table:table-cell office:value-type="float" office:value="480824">
            <text:p>480824</text:p>
          </table:table-cell>
          <table:table-cell office:value-type="float" office:value="501896">
            <text:p>501896</text:p>
          </table:table-cell>
          <table:table-cell office:value-type="float" office:value="504222">
            <text:p>504222</text:p>
          </table:table-cell>
        </table:table-row>
        <table:table-row table:style-name="ro1">
          <table:table-cell table:style-name="ce1" office:value-type="string">
            <text:p>Luzern</text:p>
          </table:table-cell>
          <table:table-cell office:value-type="float" office:value="377610">
            <text:p>377610</text:p>
          </table:table-cell>
          <table:table-cell office:value-type="float" office:value="381966">
            <text:p>381966</text:p>
          </table:table-cell>
          <table:table-cell office:value-type="float" office:value="186664">
            <text:p>186664</text:p>
          </table:table-cell>
          <table:table-cell office:value-type="float" office:value="189074">
            <text:p>189074</text:p>
          </table:table-cell>
          <table:table-cell office:value-type="float" office:value="190946">
            <text:p>190946</text:p>
          </table:table-cell>
          <table:table-cell office:value-type="float" office:value="192892">
            <text:p>192892</text:p>
          </table:table-cell>
        </table:table-row>
        <table:table-row table:style-name="ro1">
          <table:table-cell table:style-name="ce1" office:value-type="string">
            <text:p>Uri</text:p>
          </table:table-cell>
          <table:table-cell office:value-type="float" office:value="35422">
            <text:p>35422</text:p>
          </table:table-cell>
          <table:table-cell office:value-type="float" office:value="35382">
            <text:p>35382</text:p>
          </table:table-cell>
          <table:table-cell office:value-type="float" office:value="17988">
            <text:p>17988</text:p>
          </table:table-cell>
          <table:table-cell office:value-type="float" office:value="17966">
            <text:p>17966</text:p>
          </table:table-cell>
          <table:table-cell office:value-type="float" office:value="17434">
            <text:p>17434</text:p>
          </table:table-cell>
          <table:table-cell office:value-type="float" office:value="17416">
            <text:p>17416</text:p>
          </table:table-cell>
        </table:table-row>
        <table:table-row table:style-name="ro1">
          <table:table-cell table:style-name="ce1" office:value-type="string">
            <text:p>Schwyz</text:p>
          </table:table-cell>
          <table:table-cell office:value-type="float" office:value="146730">
            <text:p>146730</text:p>
          </table:table-cell>
          <table:table-cell office:value-type="float" office:value="147904">
            <text:p>147904</text:p>
          </table:table-cell>
          <table:table-cell office:value-type="float" office:value="74861">
            <text:p>74861</text:p>
          </table:table-cell>
          <table:table-cell office:value-type="float" office:value="75556">
            <text:p>75556</text:p>
          </table:table-cell>
          <table:table-cell office:value-type="float" office:value="71869">
            <text:p>71869</text:p>
          </table:table-cell>
          <table:table-cell office:value-type="float" office:value="72348">
            <text:p>72348</text:p>
          </table:table-cell>
        </table:table-row>
        <table:table-row table:style-name="ro2">
          <table:table-cell table:style-name="ce1" office:value-type="string">
            <text:p>Obwalden</text:p>
          </table:table-cell>
          <table:table-cell office:value-type="float" office:value="35585">
            <text:p>35585</text:p>
          </table:table-cell>
          <table:table-cell office:value-type="float" office:value="35885">
            <text:p>35885</text:p>
          </table:table-cell>
          <table:table-cell office:value-type="float" office:value="17974">
            <text:p>17974</text:p>
          </table:table-cell>
          <table:table-cell office:value-type="float" office:value="18189">
            <text:p>18189</text:p>
          </table:table-cell>
          <table:table-cell office:value-type="float" office:value="17611">
            <text:p>17611</text:p>
          </table:table-cell>
          <table:table-cell office:value-type="float" office:value="17696">
            <text:p>17696</text:p>
          </table:table-cell>
        </table:table-row>
        <table:table-row table:style-name="ro1">
          <table:table-cell table:style-name="ce1" office:value-type="string">
            <text:p>Nidwalden</text:p>
          </table:table-cell>
          <table:table-cell office:value-type="float" office:value="41024">
            <text:p>41024</text:p>
          </table:table-cell>
          <table:table-cell office:value-type="float" office:value="41311">
            <text:p>41311</text:p>
          </table:table-cell>
          <table:table-cell office:value-type="float" office:value="20862">
            <text:p>20862</text:p>
          </table:table-cell>
          <table:table-cell office:value-type="float" office:value="21036">
            <text:p>21036</text:p>
          </table:table-cell>
          <table:table-cell office:value-type="float" office:value="20162">
            <text:p>20162</text:p>
          </table:table-cell>
          <table:table-cell office:value-type="float" office:value="20275">
            <text:p>20275</text:p>
          </table:table-cell>
        </table:table-row>
        <table:table-row table:style-name="ro1">
          <table:table-cell table:style-name="ce1" office:value-type="string">
            <text:p>Glarus</text:p>
          </table:table-cell>
          <table:table-cell office:value-type="float" office:value="38608">
            <text:p>38608</text:p>
          </table:table-cell>
          <table:table-cell office:value-type="float" office:value="39217">
            <text:p>39217</text:p>
          </table:table-cell>
          <table:table-cell office:value-type="float" office:value="19383">
            <text:p>19383</text:p>
          </table:table-cell>
          <table:table-cell office:value-type="float" office:value="19813">
            <text:p>19813</text:p>
          </table:table-cell>
          <table:table-cell office:value-type="float" office:value="19225">
            <text:p>19225</text:p>
          </table:table-cell>
          <table:table-cell office:value-type="float" office:value="19404">
            <text:p>19404</text:p>
          </table:table-cell>
        </table:table-row>
        <table:table-row table:style-name="ro1">
          <table:table-cell table:style-name="ce1" office:value-type="string">
            <text:p>Zug</text:p>
          </table:table-cell>
          <table:table-cell office:value-type="float" office:value="113105">
            <text:p>113105</text:p>
          </table:table-cell>
          <table:table-cell office:value-type="float" office:value="115104">
            <text:p>115104</text:p>
          </table:table-cell>
          <table:table-cell office:value-type="float" office:value="56917">
            <text:p>56917</text:p>
          </table:table-cell>
          <table:table-cell office:value-type="float" office:value="58020">
            <text:p>58020</text:p>
          </table:table-cell>
          <table:table-cell office:value-type="float" office:value="56188">
            <text:p>56188</text:p>
          </table:table-cell>
          <table:table-cell office:value-type="float" office:value="57084">
            <text:p>57084</text:p>
          </table:table-cell>
        </table:table-row>
        <table:table-row table:style-name="ro2">
          <table:table-cell table:style-name="ce1" office:value-type="string">
            <text:p>Fribourg / Freiburg</text:p>
          </table:table-cell>
          <table:table-cell office:value-type="float" office:value="278493">
            <text:p>278493</text:p>
          </table:table-cell>
          <table:table-cell office:value-type="float" office:value="284668">
            <text:p>284668</text:p>
          </table:table-cell>
          <table:table-cell office:value-type="float" office:value="138602">
            <text:p>138602</text:p>
          </table:table-cell>
          <table:table-cell office:value-type="float" office:value="141710">
            <text:p>141710</text:p>
          </table:table-cell>
          <table:table-cell office:value-type="float" office:value="139891">
            <text:p>139891</text:p>
          </table:table-cell>
          <table:table-cell office:value-type="float" office:value="142958">
            <text:p>142958</text:p>
          </table:table-cell>
        </table:table-row>
        <table:table-row table:style-name="ro1">
          <table:table-cell table:style-name="ce1" office:value-type="string">
            <text:p>Solothurn</text:p>
          </table:table-cell>
          <table:table-cell office:value-type="float" office:value="255284">
            <text:p>255284</text:p>
          </table:table-cell>
          <table:table-cell office:value-type="float" office:value="256990">
            <text:p>256990</text:p>
          </table:table-cell>
          <table:table-cell office:value-type="float" office:value="126366">
            <text:p>126366</text:p>
          </table:table-cell>
          <table:table-cell office:value-type="float" office:value="127111">
            <text:p>127111</text:p>
          </table:table-cell>
          <table:table-cell office:value-type="float" office:value="128918">
            <text:p>128918</text:p>
          </table:table-cell>
          <table:table-cell office:value-type="float" office:value="129879">
            <text:p>129879</text:p>
          </table:table-cell>
        </table:table-row>
        <table:table-row table:style-name="ro1">
          <table:table-cell table:style-name="ce1" office:value-type="string">
            <text:p>Basel-Stadt</text:p>
          </table:table-cell>
          <table:table-cell office:value-type="float" office:value="184950">
            <text:p>184950</text:p>
          </table:table-cell>
          <table:table-cell office:value-type="float" office:value="186255">
            <text:p>186255</text:p>
          </table:table-cell>
          <table:table-cell office:value-type="float" office:value="88414">
            <text:p>88414</text:p>
          </table:table-cell>
          <table:table-cell office:value-type="float" office:value="89255">
            <text:p>89255</text:p>
          </table:table-cell>
          <table:table-cell office:value-type="float" office:value="96536">
            <text:p>96536</text:p>
          </table:table-cell>
          <table:table-cell office:value-type="float" office:value="97000">
            <text:p>97000</text:p>
          </table:table-cell>
        </table:table-row>
        <table:table-row table:style-name="ro1">
          <table:table-cell table:style-name="ce1" office:value-type="string">
            <text:p>Basel-Landschaft</text:p>
          </table:table-cell>
          <table:table-cell office:value-type="float" office:value="274404">
            <text:p>274404</text:p>
          </table:table-cell>
          <table:table-cell office:value-type="float" office:value="275360">
            <text:p>275360</text:p>
          </table:table-cell>
          <table:table-cell office:value-type="float" office:value="134274">
            <text:p>134274</text:p>
          </table:table-cell>
          <table:table-cell office:value-type="float" office:value="134661">
            <text:p>134661</text:p>
          </table:table-cell>
          <table:table-cell office:value-type="float" office:value="140130">
            <text:p>140130</text:p>
          </table:table-cell>
          <table:table-cell office:value-type="float" office:value="140699">
            <text:p>140699</text:p>
          </table:table-cell>
        </table:table-row>
        <table:table-row table:style-name="ro1">
          <table:table-cell table:style-name="ce1" office:value-type="string">
            <text:p>Schaffhausen</text:p>
          </table:table-cell>
          <table:table-cell office:value-type="float" office:value="76356">
            <text:p>76356</text:p>
          </table:table-cell>
          <table:table-cell office:value-type="float" office:value="77139">
            <text:p>77139</text:p>
          </table:table-cell>
          <table:table-cell office:value-type="float" office:value="37476">
            <text:p>37476</text:p>
          </table:table-cell>
          <table:table-cell office:value-type="float" office:value="37885">
            <text:p>37885</text:p>
          </table:table-cell>
          <table:table-cell office:value-type="float" office:value="38880">
            <text:p>38880</text:p>
          </table:table-cell>
          <table:table-cell office:value-type="float" office:value="39254">
            <text:p>39254</text:p>
          </table:table-cell>
        </table:table-row>
        <table:table-row table:style-name="ro2">
          <table:table-cell table:style-name="ce1" office:value-type="string">
            <text:p>Appenzell Ausserrhoden</text:p>
          </table:table-cell>
          <table:table-cell office:value-type="float" office:value="53017">
            <text:p>53017</text:p>
          </table:table-cell>
          <table:table-cell office:value-type="float" office:value="53313">
            <text:p>53313</text:p>
          </table:table-cell>
          <table:table-cell office:value-type="float" office:value="26653">
            <text:p>26653</text:p>
          </table:table-cell>
          <table:table-cell office:value-type="float" office:value="26792">
            <text:p>26792</text:p>
          </table:table-cell>
          <table:table-cell office:value-type="float" office:value="26364">
            <text:p>26364</text:p>
          </table:table-cell>
          <table:table-cell office:value-type="float" office:value="26521">
            <text:p>26521</text:p>
          </table:table-cell>
        </table:table-row>
        <table:table-row table:style-name="ro1">
          <table:table-cell table:style-name="ce1" office:value-type="string">
            <text:p>Appenzell Innerrhoden</text:p>
          </table:table-cell>
          <table:table-cell office:value-type="float" office:value="15688">
            <text:p>15688</text:p>
          </table:table-cell>
          <table:table-cell office:value-type="float" office:value="15743">
            <text:p>15743</text:p>
          </table:table-cell>
          <table:table-cell office:value-type="float" office:value="8047">
            <text:p>8047</text:p>
          </table:table-cell>
          <table:table-cell office:value-type="float" office:value="8067">
            <text:p>8067</text:p>
          </table:table-cell>
          <table:table-cell office:value-type="float" office:value="7641">
            <text:p>7641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table:style-name="ce1" office:value-type="string">
            <text:p>St. Gallen</text:p>
          </table:table-cell>
          <table:table-cell office:value-type="float" office:value="478907">
            <text:p>478907</text:p>
          </table:table-cell>
          <table:table-cell office:value-type="float" office:value="483156">
            <text:p>483156</text:p>
          </table:table-cell>
          <table:table-cell office:value-type="float" office:value="237858">
            <text:p>237858</text:p>
          </table:table-cell>
          <table:table-cell office:value-type="float" office:value="240277">
            <text:p>240277</text:p>
          </table:table-cell>
          <table:table-cell office:value-type="float" office:value="241049">
            <text:p>241049</text:p>
          </table:table-cell>
          <table:table-cell office:value-type="float" office:value="242879">
            <text:p>242879</text:p>
          </table:table-cell>
        </table:table-row>
        <table:table-row table:style-name="ro2">
          <table:table-cell table:style-name="ce1" office:value-type="string">
            <text:p>Graubünden / Grigioni / Grischun</text:p>
          </table:table-cell>
          <table:table-cell office:value-type="float" office:value="192621">
            <text:p>192621</text:p>
          </table:table-cell>
          <table:table-cell office:value-type="float" office:value="193388">
            <text:p>193388</text:p>
          </table:table-cell>
          <table:table-cell office:value-type="float" office:value="95748">
            <text:p>95748</text:p>
          </table:table-cell>
          <table:table-cell office:value-type="float" office:value="96142">
            <text:p>96142</text:p>
          </table:table-cell>
          <table:table-cell office:value-type="float" office:value="96873">
            <text:p>96873</text:p>
          </table:table-cell>
          <table:table-cell office:value-type="float" office:value="97246">
            <text:p>97246</text:p>
          </table:table-cell>
        </table:table-row>
        <table:table-row table:style-name="ro1">
          <table:table-cell table:style-name="ce1" office:value-type="string">
            <text:p>Aargau</text:p>
          </table:table-cell>
          <table:table-cell office:value-type="float" office:value="611466">
            <text:p>611466</text:p>
          </table:table-cell>
          <table:table-cell office:value-type="float" office:value="618298">
            <text:p>618298</text:p>
          </table:table-cell>
          <table:table-cell office:value-type="float" office:value="305195">
            <text:p>305195</text:p>
          </table:table-cell>
          <table:table-cell office:value-type="float" office:value="308895">
            <text:p>308895</text:p>
          </table:table-cell>
          <table:table-cell office:value-type="float" office:value="306271">
            <text:p>306271</text:p>
          </table:table-cell>
          <table:table-cell office:value-type="float" office:value="309403">
            <text:p>309403</text:p>
          </table:table-cell>
        </table:table-row>
        <table:table-row table:style-name="ro1">
          <table:table-cell table:style-name="ce1" office:value-type="string">
            <text:p>Thurgau</text:p>
          </table:table-cell>
          <table:table-cell office:value-type="float" office:value="248444">
            <text:p>248444</text:p>
          </table:table-cell>
          <table:table-cell office:value-type="float" office:value="251973">
            <text:p>251973</text:p>
          </table:table-cell>
          <table:table-cell office:value-type="float" office:value="124349">
            <text:p>124349</text:p>
          </table:table-cell>
          <table:table-cell office:value-type="float" office:value="126369">
            <text:p>126369</text:p>
          </table:table-cell>
          <table:table-cell office:value-type="float" office:value="124095">
            <text:p>124095</text:p>
          </table:table-cell>
          <table:table-cell office:value-type="float" office:value="125604">
            <text:p>125604</text:p>
          </table:table-cell>
        </table:table-row>
        <table:table-row table:style-name="ro1">
          <table:table-cell table:style-name="ce1" office:value-type="string">
            <text:p>Ticino</text:p>
          </table:table-cell>
          <table:table-cell office:value-type="float" office:value="333753">
            <text:p>333753</text:p>
          </table:table-cell>
          <table:table-cell office:value-type="float" office:value="336943">
            <text:p>336943</text:p>
          </table:table-cell>
          <table:table-cell office:value-type="float" office:value="161891">
            <text:p>161891</text:p>
          </table:table-cell>
          <table:table-cell office:value-type="float" office:value="163410">
            <text:p>163410</text:p>
          </table:table-cell>
          <table:table-cell office:value-type="float" office:value="171862">
            <text:p>171862</text:p>
          </table:table-cell>
          <table:table-cell office:value-type="float" office:value="173533">
            <text:p>173533</text:p>
          </table:table-cell>
        </table:table-row>
        <table:table-row table:style-name="ro2">
          <table:table-cell table:style-name="ce1" office:value-type="string">
            <text:p>Vaud</text:p>
          </table:table-cell>
          <table:table-cell office:value-type="float" office:value="713281">
            <text:p>713281</text:p>
          </table:table-cell>
          <table:table-cell office:value-type="float" office:value="725944">
            <text:p>725944</text:p>
          </table:table-cell>
          <table:table-cell office:value-type="float" office:value="347880">
            <text:p>347880</text:p>
          </table:table-cell>
          <table:table-cell office:value-type="float" office:value="354368">
            <text:p>354368</text:p>
          </table:table-cell>
          <table:table-cell office:value-type="float" office:value="365401">
            <text:p>365401</text:p>
          </table:table-cell>
          <table:table-cell office:value-type="float" office:value="371576">
            <text:p>371576</text:p>
          </table:table-cell>
        </table:table-row>
        <table:table-row table:style-name="ro2">
          <table:table-cell table:style-name="ce1" office:value-type="string">
            <text:p>Valais / Wallis</text:p>
          </table:table-cell>
          <table:table-cell office:value-type="float" office:value="312684">
            <text:p>312684</text:p>
          </table:table-cell>
          <table:table-cell office:value-type="float" office:value="317022">
            <text:p>317022</text:p>
          </table:table-cell>
          <table:table-cell office:value-type="float" office:value="154458">
            <text:p>154458</text:p>
          </table:table-cell>
          <table:table-cell office:value-type="float" office:value="156733">
            <text:p>156733</text:p>
          </table:table-cell>
          <table:table-cell office:value-type="float" office:value="158226">
            <text:p>158226</text:p>
          </table:table-cell>
          <table:table-cell office:value-type="float" office:value="160289">
            <text:p>160289</text:p>
          </table:table-cell>
        </table:table-row>
        <table:table-row table:style-name="ro2">
          <table:table-cell table:style-name="ce1" office:value-type="string">
            <text:p>Neuchâtel</text:p>
          </table:table-cell>
          <table:table-cell office:value-type="float" office:value="172085">
            <text:p>172085</text:p>
          </table:table-cell>
          <table:table-cell office:value-type="float" office:value="173183">
            <text:p>173183</text:p>
          </table:table-cell>
          <table:table-cell office:value-type="float" office:value="83589">
            <text:p>83589</text:p>
          </table:table-cell>
          <table:table-cell office:value-type="float" office:value="84160">
            <text:p>84160</text:p>
          </table:table-cell>
          <table:table-cell office:value-type="float" office:value="88496">
            <text:p>88496</text:p>
          </table:table-cell>
          <table:table-cell office:value-type="float" office:value="89023">
            <text:p>89023</text:p>
          </table:table-cell>
        </table:table-row>
        <table:table-row table:style-name="ro2">
          <table:table-cell table:style-name="ce1" office:value-type="string">
            <text:p>Genève</text:p>
          </table:table-cell>
          <table:table-cell office:value-type="float" office:value="457715">
            <text:p>457715</text:p>
          </table:table-cell>
          <table:table-cell office:value-type="float" office:value="460534">
            <text:p>460534</text:p>
          </table:table-cell>
          <table:table-cell office:value-type="float" office:value="220785">
            <text:p>220785</text:p>
          </table:table-cell>
          <table:table-cell office:value-type="float" office:value="222179">
            <text:p>222179</text:p>
          </table:table-cell>
          <table:table-cell office:value-type="float" office:value="236930">
            <text:p>236930</text:p>
          </table:table-cell>
          <table:table-cell office:value-type="float" office:value="238355">
            <text:p>238355</text:p>
          </table:table-cell>
        </table:table-row>
        <table:table-row table:style-name="ro1">
          <table:table-cell table:style-name="ce1" office:value-type="string">
            <text:p>Jura</text:p>
          </table:table-cell>
          <table:table-cell office:value-type="float" office:value="70032">
            <text:p>70032</text:p>
          </table:table-cell>
          <table:table-cell office:value-type="float" office:value="70542">
            <text:p>70542</text:p>
          </table:table-cell>
          <table:table-cell office:value-type="float" office:value="34502">
            <text:p>34502</text:p>
          </table:table-cell>
          <table:table-cell office:value-type="float" office:value="34717">
            <text:p>34717</text:p>
          </table:table-cell>
          <table:table-cell office:value-type="float" office:value="35530">
            <text:p>35530</text:p>
          </table:table-cell>
          <table:table-cell office:value-type="float" office:value="35825">
            <text:p>3582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etainformation: </text:p>
          </table:table-cell>
          <table:table-cell table:number-columns-repeated="6"/>
        </table:table-row>
        <table:table-row table:style-name="ro1">
          <table:table-cell office:value-type="string">
            <text:p>Letzte Änderungen: <text:s/>Neuer Datensatz (Jahr 2012) </text:p>
          </table:table-cell>
          <table:table-cell table:number-columns-repeated="6"/>
        </table:table-row>
        <table:table-row table:style-name="ro1">
          <table:table-cell office:value-type="string">
            <text:p>Erhebungsstichtag: 31. Dezember </text:p>
          </table:table-cell>
          <table:table-cell table:number-columns-repeated="6"/>
        </table:table-row>
        <table:table-row table:style-name="ro1">
          <table:table-cell office:value-type="string">
            <text:p>Raumbezug: Gemeinden / 01.04.2012 </text:p>
          </table:table-cell>
          <table:table-cell table:number-columns-repeated="6"/>
        </table:table-row>
        <table:table-row table:style-name="ro1">
          <table:table-cell office:value-type="string">
            <text:p>Statistik der Bevölkerung und der Haushalte </text:p>
          </table:table-cell>
          <table:table-cell table:number-columns-repeated="6"/>
        </table:table-row>
        <table:table-row table:style-name="ro1">
          <table:table-cell office:value-type="string">
            <text:p>((http://www.bfs.admin.ch/bfs/portal/de/index/infothek/erhebungen__qu-</text:p>
          </table:table-cell>
          <table:table-cell table:number-columns-repeated="6"/>
        </table:table-row>
        <table:table-row table:style-name="ro1">
          <table:table-cell office:value-type="string">
            <text:p>ellen/blank/blank/statpop/01.html TARGET=_blank) STATPOP) </text:p>
          </table:table-cell>
          <table:table-cell table:number-columns-repeated="6"/>
        </table:table-row>
        <table:table-row table:style-name="ro1">
          <table:table-cell office:value-type="string">
            <text:p>(http://www.bfs.admin.ch/bfs/portal/de/index/infothek/erhebungen__que-</text:p>
          </table:table-cell>
          <table:table-cell table:number-columns-repeated="6"/>
        </table:table-row>
        <table:table-row table:style-name="ro1">
          <table:table-cell office:value-type="string">
            <text:p>llen/blank/blank/statpop/02.html TARGET=_blank) Definition der </text:p>
          </table:table-cell>
          <table:table-cell table:number-columns-repeated="6"/>
        </table:table-row>
        <table:table-row table:style-name="ro1">
          <table:table-cell office:value-type="string">
            <text:p>ständigen Wohnbevölkerung </text:p>
          </table:table-cell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table:number-columns-repeated="6"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 table:style-name="ce2" office:value-type="string">
            <text:p>CANTON_NAME</text:p>
          </table:table-cell>
          <table:table-cell table:style-name="ce2" office:value-type="string">
            <text:p>CANTON_ID</text:p>
          </table:table-cell>
          <table:table-cell office:value-type="string">
            <text:p>POP_T_2010</text:p>
          </table:table-cell>
          <table:table-cell office:value-type="string">
            <text:p>POP_T_2011</text:p>
          </table:table-cell>
          <table:table-cell office:value-type="string">
            <text:p>POP_M_2010</text:p>
          </table:table-cell>
          <table:table-cell office:value-type="string">
            <text:p>POP_M_2011</text:p>
          </table:table-cell>
          <table:table-cell office:value-type="string">
            <text:p>POP_W_2010</text:p>
          </table:table-cell>
          <table:table-cell office:value-type="string">
            <text:p>POP_W_2011</text:p>
          </table:table-cell>
        </table:table-row>
        <table:table-row table:style-name="ro2">
          <table:table-cell table:style-name="ce2" office:value-type="string">
            <text:p>Canton Name</text:p>
          </table:table-cell>
          <table:table-cell table:style-name="ce2" office:value-type="string">
            <text:p>Canton Id</text:p>
          </table:table-cell>
          <table:table-cell office:value-type="string">
            <text:p>Pop Total 2010</text:p>
          </table:table-cell>
          <table:table-cell office:value-type="string">
            <text:p>Pop Total 2011</text:p>
          </table:table-cell>
          <table:table-cell office:value-type="string">
            <text:p>Pop Man 2010</text:p>
          </table:table-cell>
          <table:table-cell office:value-type="string">
            <text:p>Pop Man 2011</text:p>
          </table:table-cell>
          <table:table-cell office:value-type="string">
            <text:p>Pop Woman 2010</text:p>
          </table:table-cell>
          <table:table-cell office:value-type="string">
            <text:p>Pop Woman 2011 </text:p>
          </table:table-cell>
        </table:table-row>
        <table:table-row table:style-name="ro2">
          <table:table-cell table:style-name="ce2" office:value-type="string">
            <text:p>Aargau</text:p>
          </table:table-cell>
          <table:table-cell table:style-name="ce3" office:value-type="string">
            <text:p>AG</text:p>
          </table:table-cell>
          <table:table-cell office:value-type="float" office:value="611466">
            <text:p>611466</text:p>
          </table:table-cell>
          <table:table-cell office:value-type="float" office:value="618298">
            <text:p>618298</text:p>
          </table:table-cell>
          <table:table-cell office:value-type="float" office:value="305195">
            <text:p>305195</text:p>
          </table:table-cell>
          <table:table-cell office:value-type="float" office:value="308895">
            <text:p>308895</text:p>
          </table:table-cell>
          <table:table-cell office:value-type="float" office:value="306271">
            <text:p>306271</text:p>
          </table:table-cell>
          <table:table-cell office:value-type="float" office:value="309403">
            <text:p>309403</text:p>
          </table:table-cell>
        </table:table-row>
        <table:table-row table:style-name="ro2">
          <table:table-cell table:style-name="ce2" office:value-type="string">
            <text:p>Appenzell Ausserrhoden</text:p>
          </table:table-cell>
          <table:table-cell table:style-name="ce3" office:value-type="string">
            <text:p>AR</text:p>
          </table:table-cell>
          <table:table-cell office:value-type="float" office:value="53017">
            <text:p>53017</text:p>
          </table:table-cell>
          <table:table-cell office:value-type="float" office:value="53313">
            <text:p>53313</text:p>
          </table:table-cell>
          <table:table-cell office:value-type="float" office:value="26653">
            <text:p>26653</text:p>
          </table:table-cell>
          <table:table-cell office:value-type="float" office:value="26792">
            <text:p>26792</text:p>
          </table:table-cell>
          <table:table-cell office:value-type="float" office:value="26364">
            <text:p>26364</text:p>
          </table:table-cell>
          <table:table-cell office:value-type="float" office:value="26521">
            <text:p>26521</text:p>
          </table:table-cell>
        </table:table-row>
        <table:table-row table:style-name="ro2">
          <table:table-cell table:style-name="ce2" office:value-type="string">
            <text:p>Appenzell Innerrhoden</text:p>
          </table:table-cell>
          <table:table-cell table:style-name="ce3" office:value-type="string">
            <text:p>AI</text:p>
          </table:table-cell>
          <table:table-cell office:value-type="float" office:value="15688">
            <text:p>15688</text:p>
          </table:table-cell>
          <table:table-cell office:value-type="float" office:value="15743">
            <text:p>15743</text:p>
          </table:table-cell>
          <table:table-cell office:value-type="float" office:value="8047">
            <text:p>8047</text:p>
          </table:table-cell>
          <table:table-cell office:value-type="float" office:value="8067">
            <text:p>8067</text:p>
          </table:table-cell>
          <table:table-cell office:value-type="float" office:value="7641">
            <text:p>7641</text:p>
          </table:table-cell>
          <table:table-cell office:value-type="float" office:value="7676">
            <text:p>7676</text:p>
          </table:table-cell>
        </table:table-row>
        <table:table-row table:style-name="ro2">
          <table:table-cell table:style-name="ce2" office:value-type="string">
            <text:p>Basel-Landschaft</text:p>
          </table:table-cell>
          <table:table-cell table:style-name="ce3" office:value-type="string">
            <text:p>BL</text:p>
          </table:table-cell>
          <table:table-cell office:value-type="float" office:value="274404">
            <text:p>274404</text:p>
          </table:table-cell>
          <table:table-cell office:value-type="float" office:value="275360">
            <text:p>275360</text:p>
          </table:table-cell>
          <table:table-cell office:value-type="float" office:value="134274">
            <text:p>134274</text:p>
          </table:table-cell>
          <table:table-cell office:value-type="float" office:value="134661">
            <text:p>134661</text:p>
          </table:table-cell>
          <table:table-cell office:value-type="float" office:value="140130">
            <text:p>140130</text:p>
          </table:table-cell>
          <table:table-cell office:value-type="float" office:value="140699">
            <text:p>140699</text:p>
          </table:table-cell>
        </table:table-row>
        <table:table-row table:style-name="ro2">
          <table:table-cell table:style-name="ce2" office:value-type="string">
            <text:p>Basel-Stadt</text:p>
          </table:table-cell>
          <table:table-cell table:style-name="ce3" office:value-type="string">
            <text:p>BS</text:p>
          </table:table-cell>
          <table:table-cell office:value-type="float" office:value="184950">
            <text:p>184950</text:p>
          </table:table-cell>
          <table:table-cell office:value-type="float" office:value="186255">
            <text:p>186255</text:p>
          </table:table-cell>
          <table:table-cell office:value-type="float" office:value="88414">
            <text:p>88414</text:p>
          </table:table-cell>
          <table:table-cell office:value-type="float" office:value="89255">
            <text:p>89255</text:p>
          </table:table-cell>
          <table:table-cell office:value-type="float" office:value="96536">
            <text:p>96536</text:p>
          </table:table-cell>
          <table:table-cell office:value-type="float" office:value="97000">
            <text:p>97000</text:p>
          </table:table-cell>
        </table:table-row>
        <table:table-row table:style-name="ro2">
          <table:table-cell table:style-name="ce2" office:value-type="string">
            <text:p>Bern / Berne</text:p>
          </table:table-cell>
          <table:table-cell table:style-name="ce3" office:value-type="string">
            <text:p>BE</text:p>
          </table:table-cell>
          <table:table-cell office:value-type="float" office:value="979802">
            <text:p>979802</text:p>
          </table:table-cell>
          <table:table-cell office:value-type="float" office:value="985046">
            <text:p>985046</text:p>
          </table:table-cell>
          <table:table-cell office:value-type="float" office:value="477906">
            <text:p>477906</text:p>
          </table:table-cell>
          <table:table-cell office:value-type="float" office:value="480824">
            <text:p>480824</text:p>
          </table:table-cell>
          <table:table-cell office:value-type="float" office:value="501896">
            <text:p>501896</text:p>
          </table:table-cell>
          <table:table-cell office:value-type="float" office:value="504222">
            <text:p>504222</text:p>
          </table:table-cell>
        </table:table-row>
        <table:table-row table:style-name="ro2">
          <table:table-cell table:style-name="ce2" office:value-type="string">
            <text:p>Fribourg / Freiburg</text:p>
          </table:table-cell>
          <table:table-cell table:style-name="ce3" office:value-type="string">
            <text:p>FR</text:p>
          </table:table-cell>
          <table:table-cell office:value-type="float" office:value="278493">
            <text:p>278493</text:p>
          </table:table-cell>
          <table:table-cell office:value-type="float" office:value="284668">
            <text:p>284668</text:p>
          </table:table-cell>
          <table:table-cell office:value-type="float" office:value="138602">
            <text:p>138602</text:p>
          </table:table-cell>
          <table:table-cell office:value-type="float" office:value="141710">
            <text:p>141710</text:p>
          </table:table-cell>
          <table:table-cell office:value-type="float" office:value="139891">
            <text:p>139891</text:p>
          </table:table-cell>
          <table:table-cell office:value-type="float" office:value="142958">
            <text:p>142958</text:p>
          </table:table-cell>
        </table:table-row>
        <table:table-row table:style-name="ro2">
          <table:table-cell table:style-name="ce2" office:value-type="string">
            <text:p>Genève</text:p>
          </table:table-cell>
          <table:table-cell table:style-name="ce3" office:value-type="string">
            <text:p>GE</text:p>
          </table:table-cell>
          <table:table-cell office:value-type="float" office:value="457715">
            <text:p>457715</text:p>
          </table:table-cell>
          <table:table-cell office:value-type="float" office:value="460534">
            <text:p>460534</text:p>
          </table:table-cell>
          <table:table-cell office:value-type="float" office:value="220785">
            <text:p>220785</text:p>
          </table:table-cell>
          <table:table-cell office:value-type="float" office:value="222179">
            <text:p>222179</text:p>
          </table:table-cell>
          <table:table-cell office:value-type="float" office:value="236930">
            <text:p>236930</text:p>
          </table:table-cell>
          <table:table-cell office:value-type="float" office:value="238355">
            <text:p>238355</text:p>
          </table:table-cell>
        </table:table-row>
        <table:table-row table:style-name="ro2">
          <table:table-cell table:style-name="ce2" office:value-type="string">
            <text:p>Glarus</text:p>
          </table:table-cell>
          <table:table-cell table:style-name="ce3" office:value-type="string">
            <text:p>GL</text:p>
          </table:table-cell>
          <table:table-cell office:value-type="float" office:value="38608">
            <text:p>38608</text:p>
          </table:table-cell>
          <table:table-cell office:value-type="float" office:value="39217">
            <text:p>39217</text:p>
          </table:table-cell>
          <table:table-cell office:value-type="float" office:value="19383">
            <text:p>19383</text:p>
          </table:table-cell>
          <table:table-cell office:value-type="float" office:value="19813">
            <text:p>19813</text:p>
          </table:table-cell>
          <table:table-cell office:value-type="float" office:value="19225">
            <text:p>19225</text:p>
          </table:table-cell>
          <table:table-cell office:value-type="float" office:value="19404">
            <text:p>19404</text:p>
          </table:table-cell>
        </table:table-row>
        <table:table-row table:style-name="ro2">
          <table:table-cell table:style-name="ce2" office:value-type="string">
            <text:p>Graubünden / Grigioni / Grischun</text:p>
          </table:table-cell>
          <table:table-cell table:style-name="ce3" office:value-type="string">
            <text:p>GR</text:p>
          </table:table-cell>
          <table:table-cell office:value-type="float" office:value="192621">
            <text:p>192621</text:p>
          </table:table-cell>
          <table:table-cell office:value-type="float" office:value="193388">
            <text:p>193388</text:p>
          </table:table-cell>
          <table:table-cell office:value-type="float" office:value="95748">
            <text:p>95748</text:p>
          </table:table-cell>
          <table:table-cell office:value-type="float" office:value="96142">
            <text:p>96142</text:p>
          </table:table-cell>
          <table:table-cell office:value-type="float" office:value="96873">
            <text:p>96873</text:p>
          </table:table-cell>
          <table:table-cell office:value-type="float" office:value="97246">
            <text:p>97246</text:p>
          </table:table-cell>
        </table:table-row>
        <table:table-row table:style-name="ro2">
          <table:table-cell table:style-name="ce2" office:value-type="string">
            <text:p>Jura</text:p>
          </table:table-cell>
          <table:table-cell table:style-name="ce3" office:value-type="string">
            <text:p>JU</text:p>
          </table:table-cell>
          <table:table-cell office:value-type="float" office:value="70032">
            <text:p>70032</text:p>
          </table:table-cell>
          <table:table-cell office:value-type="float" office:value="70542">
            <text:p>70542</text:p>
          </table:table-cell>
          <table:table-cell office:value-type="float" office:value="34502">
            <text:p>34502</text:p>
          </table:table-cell>
          <table:table-cell office:value-type="float" office:value="34717">
            <text:p>34717</text:p>
          </table:table-cell>
          <table:table-cell office:value-type="float" office:value="35530">
            <text:p>35530</text:p>
          </table:table-cell>
          <table:table-cell office:value-type="float" office:value="35825">
            <text:p>35825</text:p>
          </table:table-cell>
        </table:table-row>
        <table:table-row table:style-name="ro2">
          <table:table-cell table:style-name="ce2" office:value-type="string">
            <text:p>Luzern</text:p>
          </table:table-cell>
          <table:table-cell table:style-name="ce3" office:value-type="string">
            <text:p>LU</text:p>
          </table:table-cell>
          <table:table-cell office:value-type="float" office:value="377610">
            <text:p>377610</text:p>
          </table:table-cell>
          <table:table-cell office:value-type="float" office:value="381966">
            <text:p>381966</text:p>
          </table:table-cell>
          <table:table-cell office:value-type="float" office:value="186664">
            <text:p>186664</text:p>
          </table:table-cell>
          <table:table-cell office:value-type="float" office:value="189074">
            <text:p>189074</text:p>
          </table:table-cell>
          <table:table-cell office:value-type="float" office:value="190946">
            <text:p>190946</text:p>
          </table:table-cell>
          <table:table-cell office:value-type="float" office:value="192892">
            <text:p>192892</text:p>
          </table:table-cell>
        </table:table-row>
        <table:table-row table:style-name="ro2">
          <table:table-cell table:style-name="ce2" office:value-type="string">
            <text:p>Neuchâtel</text:p>
          </table:table-cell>
          <table:table-cell table:style-name="ce3" office:value-type="string">
            <text:p>NE</text:p>
          </table:table-cell>
          <table:table-cell office:value-type="float" office:value="172085">
            <text:p>172085</text:p>
          </table:table-cell>
          <table:table-cell office:value-type="float" office:value="173183">
            <text:p>173183</text:p>
          </table:table-cell>
          <table:table-cell office:value-type="float" office:value="83589">
            <text:p>83589</text:p>
          </table:table-cell>
          <table:table-cell office:value-type="float" office:value="84160">
            <text:p>84160</text:p>
          </table:table-cell>
          <table:table-cell office:value-type="float" office:value="88496">
            <text:p>88496</text:p>
          </table:table-cell>
          <table:table-cell office:value-type="float" office:value="89023">
            <text:p>89023</text:p>
          </table:table-cell>
        </table:table-row>
        <table:table-row table:style-name="ro2">
          <table:table-cell table:style-name="ce2" office:value-type="string">
            <text:p>Nidwalden</text:p>
          </table:table-cell>
          <table:table-cell table:style-name="ce3" office:value-type="string">
            <text:p>NW</text:p>
          </table:table-cell>
          <table:table-cell office:value-type="float" office:value="41024">
            <text:p>41024</text:p>
          </table:table-cell>
          <table:table-cell office:value-type="float" office:value="41311">
            <text:p>41311</text:p>
          </table:table-cell>
          <table:table-cell office:value-type="float" office:value="20862">
            <text:p>20862</text:p>
          </table:table-cell>
          <table:table-cell office:value-type="float" office:value="21036">
            <text:p>21036</text:p>
          </table:table-cell>
          <table:table-cell office:value-type="float" office:value="20162">
            <text:p>20162</text:p>
          </table:table-cell>
          <table:table-cell office:value-type="float" office:value="20275">
            <text:p>20275</text:p>
          </table:table-cell>
        </table:table-row>
        <table:table-row table:style-name="ro2">
          <table:table-cell table:style-name="ce2" office:value-type="string">
            <text:p>Obwalden</text:p>
          </table:table-cell>
          <table:table-cell table:style-name="ce3" office:value-type="string">
            <text:p>OW</text:p>
          </table:table-cell>
          <table:table-cell office:value-type="float" office:value="35585">
            <text:p>35585</text:p>
          </table:table-cell>
          <table:table-cell office:value-type="float" office:value="35885">
            <text:p>35885</text:p>
          </table:table-cell>
          <table:table-cell office:value-type="float" office:value="17974">
            <text:p>17974</text:p>
          </table:table-cell>
          <table:table-cell office:value-type="float" office:value="18189">
            <text:p>18189</text:p>
          </table:table-cell>
          <table:table-cell office:value-type="float" office:value="17611">
            <text:p>17611</text:p>
          </table:table-cell>
          <table:table-cell office:value-type="float" office:value="17696">
            <text:p>17696</text:p>
          </table:table-cell>
        </table:table-row>
        <table:table-row table:style-name="ro2">
          <table:table-cell table:style-name="ce2" office:value-type="string">
            <text:p>Schaffhausen</text:p>
          </table:table-cell>
          <table:table-cell table:style-name="ce3" office:value-type="string">
            <text:p>SH</text:p>
          </table:table-cell>
          <table:table-cell office:value-type="float" office:value="76356">
            <text:p>76356</text:p>
          </table:table-cell>
          <table:table-cell office:value-type="float" office:value="77139">
            <text:p>77139</text:p>
          </table:table-cell>
          <table:table-cell office:value-type="float" office:value="37476">
            <text:p>37476</text:p>
          </table:table-cell>
          <table:table-cell office:value-type="float" office:value="37885">
            <text:p>37885</text:p>
          </table:table-cell>
          <table:table-cell office:value-type="float" office:value="38880">
            <text:p>38880</text:p>
          </table:table-cell>
          <table:table-cell office:value-type="float" office:value="39254">
            <text:p>39254</text:p>
          </table:table-cell>
        </table:table-row>
        <table:table-row table:style-name="ro2">
          <table:table-cell table:style-name="ce2" office:value-type="string">
            <text:p>Schwyz</text:p>
          </table:table-cell>
          <table:table-cell table:style-name="ce3" office:value-type="string">
            <text:p>SZ</text:p>
          </table:table-cell>
          <table:table-cell office:value-type="float" office:value="146730">
            <text:p>146730</text:p>
          </table:table-cell>
          <table:table-cell office:value-type="float" office:value="147904">
            <text:p>147904</text:p>
          </table:table-cell>
          <table:table-cell office:value-type="float" office:value="74861">
            <text:p>74861</text:p>
          </table:table-cell>
          <table:table-cell office:value-type="float" office:value="75556">
            <text:p>75556</text:p>
          </table:table-cell>
          <table:table-cell office:value-type="float" office:value="71869">
            <text:p>71869</text:p>
          </table:table-cell>
          <table:table-cell office:value-type="float" office:value="72348">
            <text:p>72348</text:p>
          </table:table-cell>
        </table:table-row>
        <table:table-row table:style-name="ro2">
          <table:table-cell table:style-name="ce2" office:value-type="string">
            <text:p>Solothurn</text:p>
          </table:table-cell>
          <table:table-cell table:style-name="ce3" office:value-type="string">
            <text:p>SO</text:p>
          </table:table-cell>
          <table:table-cell office:value-type="float" office:value="255284">
            <text:p>255284</text:p>
          </table:table-cell>
          <table:table-cell office:value-type="float" office:value="256990">
            <text:p>256990</text:p>
          </table:table-cell>
          <table:table-cell office:value-type="float" office:value="126366">
            <text:p>126366</text:p>
          </table:table-cell>
          <table:table-cell office:value-type="float" office:value="127111">
            <text:p>127111</text:p>
          </table:table-cell>
          <table:table-cell office:value-type="float" office:value="128918">
            <text:p>128918</text:p>
          </table:table-cell>
          <table:table-cell office:value-type="float" office:value="129879">
            <text:p>129879</text:p>
          </table:table-cell>
        </table:table-row>
        <table:table-row table:style-name="ro2">
          <table:table-cell table:style-name="ce2" office:value-type="string">
            <text:p>St. Gallen</text:p>
          </table:table-cell>
          <table:table-cell table:style-name="ce3" office:value-type="string">
            <text:p>SG</text:p>
          </table:table-cell>
          <table:table-cell office:value-type="float" office:value="478907">
            <text:p>478907</text:p>
          </table:table-cell>
          <table:table-cell office:value-type="float" office:value="483156">
            <text:p>483156</text:p>
          </table:table-cell>
          <table:table-cell office:value-type="float" office:value="237858">
            <text:p>237858</text:p>
          </table:table-cell>
          <table:table-cell office:value-type="float" office:value="240277">
            <text:p>240277</text:p>
          </table:table-cell>
          <table:table-cell office:value-type="float" office:value="241049">
            <text:p>241049</text:p>
          </table:table-cell>
          <table:table-cell office:value-type="float" office:value="242879">
            <text:p>242879</text:p>
          </table:table-cell>
        </table:table-row>
        <table:table-row table:style-name="ro2">
          <table:table-cell table:style-name="ce2" office:value-type="string">
            <text:p>Thurgau</text:p>
          </table:table-cell>
          <table:table-cell table:style-name="ce3" office:value-type="string">
            <text:p>TG</text:p>
          </table:table-cell>
          <table:table-cell office:value-type="float" office:value="248444">
            <text:p>248444</text:p>
          </table:table-cell>
          <table:table-cell office:value-type="float" office:value="251973">
            <text:p>251973</text:p>
          </table:table-cell>
          <table:table-cell office:value-type="float" office:value="124349">
            <text:p>124349</text:p>
          </table:table-cell>
          <table:table-cell office:value-type="float" office:value="126369">
            <text:p>126369</text:p>
          </table:table-cell>
          <table:table-cell office:value-type="float" office:value="124095">
            <text:p>124095</text:p>
          </table:table-cell>
          <table:table-cell office:value-type="float" office:value="125604">
            <text:p>125604</text:p>
          </table:table-cell>
        </table:table-row>
        <table:table-row table:style-name="ro2">
          <table:table-cell table:style-name="ce2" office:value-type="string">
            <text:p>Ticino</text:p>
          </table:table-cell>
          <table:table-cell table:style-name="ce3" office:value-type="string">
            <text:p>TI</text:p>
          </table:table-cell>
          <table:table-cell office:value-type="float" office:value="333753">
            <text:p>333753</text:p>
          </table:table-cell>
          <table:table-cell office:value-type="float" office:value="336943">
            <text:p>336943</text:p>
          </table:table-cell>
          <table:table-cell office:value-type="float" office:value="161891">
            <text:p>161891</text:p>
          </table:table-cell>
          <table:table-cell office:value-type="float" office:value="163410">
            <text:p>163410</text:p>
          </table:table-cell>
          <table:table-cell office:value-type="float" office:value="171862">
            <text:p>171862</text:p>
          </table:table-cell>
          <table:table-cell office:value-type="float" office:value="173533">
            <text:p>173533</text:p>
          </table:table-cell>
        </table:table-row>
        <table:table-row table:style-name="ro2">
          <table:table-cell table:style-name="ce2" office:value-type="string">
            <text:p>Uri</text:p>
          </table:table-cell>
          <table:table-cell table:style-name="ce3" office:value-type="string">
            <text:p>UR</text:p>
          </table:table-cell>
          <table:table-cell office:value-type="float" office:value="35422">
            <text:p>35422</text:p>
          </table:table-cell>
          <table:table-cell office:value-type="float" office:value="35382">
            <text:p>35382</text:p>
          </table:table-cell>
          <table:table-cell office:value-type="float" office:value="17988">
            <text:p>17988</text:p>
          </table:table-cell>
          <table:table-cell office:value-type="float" office:value="17966">
            <text:p>17966</text:p>
          </table:table-cell>
          <table:table-cell office:value-type="float" office:value="17434">
            <text:p>17434</text:p>
          </table:table-cell>
          <table:table-cell office:value-type="float" office:value="17416">
            <text:p>17416</text:p>
          </table:table-cell>
        </table:table-row>
        <table:table-row table:style-name="ro2">
          <table:table-cell table:style-name="ce2" office:value-type="string">
            <text:p>Valais / Wallis</text:p>
          </table:table-cell>
          <table:table-cell table:style-name="ce3" office:value-type="string">
            <text:p>VS</text:p>
          </table:table-cell>
          <table:table-cell office:value-type="float" office:value="312684">
            <text:p>312684</text:p>
          </table:table-cell>
          <table:table-cell office:value-type="float" office:value="317022">
            <text:p>317022</text:p>
          </table:table-cell>
          <table:table-cell office:value-type="float" office:value="154458">
            <text:p>154458</text:p>
          </table:table-cell>
          <table:table-cell office:value-type="float" office:value="156733">
            <text:p>156733</text:p>
          </table:table-cell>
          <table:table-cell office:value-type="float" office:value="158226">
            <text:p>158226</text:p>
          </table:table-cell>
          <table:table-cell office:value-type="float" office:value="160289">
            <text:p>160289</text:p>
          </table:table-cell>
        </table:table-row>
        <table:table-row table:style-name="ro2">
          <table:table-cell table:style-name="ce2" office:value-type="string">
            <text:p>Vaud</text:p>
          </table:table-cell>
          <table:table-cell table:style-name="ce3" office:value-type="string">
            <text:p>VD</text:p>
          </table:table-cell>
          <table:table-cell office:value-type="float" office:value="713281">
            <text:p>713281</text:p>
          </table:table-cell>
          <table:table-cell office:value-type="float" office:value="725944">
            <text:p>725944</text:p>
          </table:table-cell>
          <table:table-cell office:value-type="float" office:value="347880">
            <text:p>347880</text:p>
          </table:table-cell>
          <table:table-cell office:value-type="float" office:value="354368">
            <text:p>354368</text:p>
          </table:table-cell>
          <table:table-cell office:value-type="float" office:value="365401">
            <text:p>365401</text:p>
          </table:table-cell>
          <table:table-cell office:value-type="float" office:value="371576">
            <text:p>371576</text:p>
          </table:table-cell>
        </table:table-row>
        <table:table-row table:style-name="ro2">
          <table:table-cell table:style-name="ce2" office:value-type="string">
            <text:p>Zug</text:p>
          </table:table-cell>
          <table:table-cell table:style-name="ce3" office:value-type="string">
            <text:p>ZG</text:p>
          </table:table-cell>
          <table:table-cell office:value-type="float" office:value="113105">
            <text:p>113105</text:p>
          </table:table-cell>
          <table:table-cell office:value-type="float" office:value="115104">
            <text:p>115104</text:p>
          </table:table-cell>
          <table:table-cell office:value-type="float" office:value="56917">
            <text:p>56917</text:p>
          </table:table-cell>
          <table:table-cell office:value-type="float" office:value="58020">
            <text:p>58020</text:p>
          </table:table-cell>
          <table:table-cell office:value-type="float" office:value="56188">
            <text:p>56188</text:p>
          </table:table-cell>
          <table:table-cell office:value-type="float" office:value="57084">
            <text:p>57084</text:p>
          </table:table-cell>
        </table:table-row>
        <table:table-row table:style-name="ro2">
          <table:table-cell table:style-name="ce2" office:value-type="string">
            <text:p>Zürich</text:p>
          </table:table-cell>
          <table:table-cell table:style-name="ce3" office:value-type="string">
            <text:p>ZH</text:p>
          </table:table-cell>
          <table:table-cell office:value-type="float" office:value="1373068">
            <text:p>1373068</text:p>
          </table:table-cell>
          <table:table-cell office:value-type="float" office:value="1392396">
            <text:p>1392396</text:p>
          </table:table-cell>
          <table:table-cell office:value-type="float" office:value="678784">
            <text:p>678784</text:p>
          </table:table-cell>
          <table:table-cell office:value-type="float" office:value="689044">
            <text:p>689044</text:p>
          </table:table-cell>
          <table:table-cell office:value-type="float" office:value="694284">
            <text:p>694284</text:p>
          </table:table-cell>
          <table:table-cell office:value-type="float" office:value="703352">
            <text:p>703352</text:p>
          </table:table-cell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heet2.A3:Sheet2.AMJ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fr. </number:text>
      <number:number number:decimal-places="0" number:min-integer-digits="1" number:grouping="true"/>
    </number:number-style>
    <number:number-style style:name="N121">
      <number:text>fr.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fr. </number:text>
      <number:number number:decimal-places="2" number:min-integer-digits="1" number:grouping="true"/>
    </number:number-style>
    <number:number-style style:name="N123">
      <number:text>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fr. </number:text>
      <number:number number:decimal-places="2" number:min-integer-digits="1" number:grouping="true"/>
    </number:number-style>
    <number:number-style style:name="N124">
      <style:text-properties fo:color="#ff0000"/>
      <number:text>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fr. </number:text>
      <number:number number:decimal-places="0" number:min-integer-digits="1" number:grouping="true"/>
      <number:text> </number:text>
    </number:number-style>
    <number:number-style style:name="N126P1" style:volatile="true">
      <number:text> fr. -</number:text>
      <number:number number:decimal-places="0" number:min-integer-digits="1" number:grouping="true"/>
      <number:text> </number:text>
    </number:number-style>
    <number:number-style style:name="N126P2" style:volatile="true">
      <number:text> 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fr. </number:text>
      <number:number number:decimal-places="2" number:min-integer-digits="1" number:grouping="true"/>
      <number:text> </number:text>
    </number:number-style>
    <number:number-style style:name="N128P1" style:volatile="true">
      <number:text> fr. -</number:text>
      <number:number number:decimal-places="2" number:min-integer-digits="1" number:grouping="true"/>
      <number:text> </number:text>
    </number:number-style>
    <number:number-style style:name="N128P2" style:volatile="true">
      <number:text> fr.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SFr. </number:text>
      <number:number number:decimal-places="0" number:min-integer-digits="1" number:grouping="true"/>
    </number:number-style>
    <number:number-style style:name="N133">
      <number:text>SFr. 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SFr. </number:text>
      <number:number number:decimal-places="0" number:min-integer-digits="1" number:grouping="true"/>
    </number:number-style>
    <number:number-style style:name="N134">
      <style:text-properties fo:color="#ff0000"/>
      <number:text>SFr. 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SFr. </number:text>
      <number:number number:decimal-places="2" number:min-integer-digits="1" number:grouping="true"/>
    </number:number-style>
    <number:number-style style:name="N135">
      <number:text>SFr. 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SFr. </number:text>
      <number:number number:decimal-places="2" number:min-integer-digits="1" number:grouping="true"/>
    </number:number-style>
    <number:number-style style:name="N136">
      <style:text-properties fo:color="#ff0000"/>
      <number:text>SFr. 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 SFr. </number:text>
      <number:number number:decimal-places="0" number:min-integer-digits="1" number:grouping="true"/>
      <number:text> </number:text>
    </number:number-style>
    <number:number-style style:name="N137P1" style:volatile="true">
      <number:text> SFr. -</number:text>
      <number:number number:decimal-places="0" number:min-integer-digits="1" number:grouping="true"/>
      <number:text> </number:text>
    </number:number-style>
    <number:number-style style:name="N137P2" style:volatile="true">
      <number:text> S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SFr. </number:text>
      <number:number number:decimal-places="2" number:min-integer-digits="1" number:grouping="true"/>
      <number:text> </number:text>
    </number:number-style>
    <number:number-style style:name="N138P1" style:volatile="true">
      <number:text> SFr. -</number:text>
      <number:number number:decimal-places="2" number:min-integer-digits="1" number:grouping="true"/>
      <number:text> </number:text>
    </number:number-style>
    <number:number-style style:name="N138P2" style:volatile="true">
      <number:text> SFr.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number:min-integer-digits="1" number:grouping="true"/>
      <number:text>  </number:text>
    </number:number-style>
    <number:number-style style:name="N139P1" style:volatile="true">
      <number:text>-</number:text>
      <number:number number:decimal-places="0" number:min-integer-digits="1" number:grouping="true"/>
      <number:text>  </number:text>
    </number:number-style>
    <number:number-style style:name="N139P2" style:volatile="true">
      <number:text>-  </number:text>
    </number:number-style>
    <number:text-style style:name="N139">
      <number:text-content/>
      <number:text>  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/>
    </number:number-style>
    <number:number-style style:name="N140P1" style:volatile="true">
      <number:text/>
    </number:number-style>
    <number:number-style style:name="N140P2" style:volatile="true">
      <number:text/>
    </number:number-style>
    <number:text-style style:name="N140">
      <number:text>   </number:text>
      <number:text-conten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42P1" style:volatile="true">
      <number:text>-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42P2" style:volatile="true">
      <number:text>-  </number:text>
    </number:number-style>
    <number:text-style style:name="N142">
      <number:text>... 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p_5f_swiss_5f_2010_5f_2011" style:display-name="PageStyle_pop_swiss_2010_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2T13:58:45</dc:date>
    <dc:creator>Andreas Krimbacher</dc:creator>
    <meta:generator>LibreOffice/3.5$Linux_X86_64 LibreOffice_project/350m1$Build-2</meta:generator>
    <meta:editing-duration>P0D</meta:editing-duration>
    <meta:editing-cycles>1</meta:editing-cycles>
    <meta:document-statistic meta:table-count="2" meta:cell-count="429" meta:object-count="0"/>
  </office:meta>
</office:document-meta>
</file>